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3" style:family="table-row">
      <style:table-row-properties style:keep-together="true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4" style:family="table-row">
      <style:table-row-properties style:keep-together="true" fo:keep-together="auto"/>
    </style:style>
    <style:style style:name="Tabela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5" style:family="table-row">
      <style:table-row-properties style:keep-together="true" fo:keep-together="auto"/>
    </style:style>
    <style:style style:name="Tabela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7.02cm" fo:margin-left="-0.199cm" table:align="left" style:writing-mode="lr-tb"/>
    </style:style>
    <style:style style:name="Tabela3.A" style:family="table-column">
      <style:table-column-properties style:column-width="2.942cm"/>
    </style:style>
    <style:style style:name="Tabela3.B" style:family="table-column">
      <style:table-column-properties style:column-width="3.598cm"/>
    </style:style>
    <style:style style:name="Tabela3.C" style:family="table-column">
      <style:table-column-properties style:column-width="3.175cm"/>
    </style:style>
    <style:style style:name="Tabela3.D" style:family="table-column">
      <style:table-column-properties style:column-width="1.431cm"/>
    </style:style>
    <style:style style:name="Tabela3.E" style:family="table-column">
      <style:table-column-properties style:column-width="1.109cm"/>
    </style:style>
    <style:style style:name="Tabela3.F" style:family="table-column">
      <style:table-column-properties style:column-width="1.007cm"/>
    </style:style>
    <style:style style:name="Tabela3.G" style:family="table-column">
      <style:table-column-properties style:column-width="3.757cm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F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F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1" style:family="paragraph" style:parent-style-name="RUP_20_Tabela">
      <style:paragraph-properties style:snap-to-layout-grid="false"/>
      <style:text-properties fo:language="pt" fo:country="BR"/>
    </style:style>
    <style:style style:name="P12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1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4" style:family="paragraph" style:parent-style-name="RUP_20_Tabela">
      <style:paragraph-properties fo:keep-together="always" fo:keep-with-next="always"/>
      <style:text-properties fo:language="pt" fo:country="BR"/>
    </style:style>
    <style:style style:name="P1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1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1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18" style:family="paragraph" style:parent-style-name="Title">
      <style:paragraph-properties fo:text-align="start" style:justify-single-word="false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text-properties fo:font-size="16pt" fo:language="pt" fo:country="BR" style:font-size-asian="16pt" style:font-size-complex="16pt"/>
    </style:style>
    <style:style style:name="P21" style:family="paragraph" style:parent-style-name="Title">
      <style:text-properties fo:color="#99cc00" fo:font-size="16pt" fo:language="pt" fo:country="BR" style:font-size-asian="16pt" style:font-size-complex="16pt"/>
    </style:style>
    <style:style style:name="P2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Title">
      <style:paragraph-properties fo:margin-left="0.847cm" fo:margin-right="0cm" fo:text-align="start" style:justify-single-word="false" fo:text-indent="0cm" style:auto-text-indent="false"/>
    </style:style>
    <style:style style:name="P25" style:family="paragraph" style:parent-style-name="Title">
      <style:paragraph-properties fo:margin-left="0.847cm" fo:margin-right="0cm" fo:text-align="start" style:justify-single-word="false" fo:text-indent="0cm" style:auto-text-indent="false"/>
      <style:text-properties fo:color="#008000" fo:font-size="10pt" fo:language="pt" fo:country="BR" fo:font-weight="normal" style:font-size-asian="10pt" style:font-weight-asian="normal"/>
    </style:style>
    <style:style style:name="P26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2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8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9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3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3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4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35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36" style:family="paragraph" style:parent-style-name="Standard">
      <style:text-properties fo:language="en" fo:country="US" style:language-asian="en" style:country-asian="US"/>
    </style:style>
    <style:style style:name="P37" style:family="paragraph" style:parent-style-name="Standard">
      <style:text-properties style:language-asian="en" style:country-asian="US"/>
    </style:style>
    <style:style style:name="P38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margin-top="0.423cm" fo:margin-bottom="0cm" fo:text-align="end" style:justify-single-word="false"/>
    </style:style>
    <style:style style:name="P40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41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42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43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fo:color="#008000" style:font-name="Arial" fo:font-size="10pt" fo:language="zxx" fo:country="none" style:font-size-asian="10pt" style:language-asian="zxx" style:country-asian="none" style:font-name-complex="Arial" style:font-size-complex="10pt"/>
    </style:style>
    <style:style style:name="P4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5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9" style:family="paragraph" style:parent-style-name="Standard">
      <style:paragraph-properties fo:margin-left="0.953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50" style:family="paragraph" style:parent-style-name="Standard">
      <style:paragraph-properties fo:margin-left="0.63cm" fo:margin-right="0cm" fo:margin-top="0.212cm" fo:margin-bottom="0cm" fo:text-indent="0.621cm" style:auto-text-indent="false"/>
      <style:text-properties fo:color="#008000" style:font-name="Arial" fo:font-size="9pt" style:font-size-asian="9pt" style:font-name-complex="Arial" style:font-size-complex="9pt"/>
    </style:style>
    <style:style style:name="P51" style:family="paragraph" style:parent-style-name="Standard">
      <style:paragraph-properties fo:margin-left="0cm" fo:margin-right="0cm" fo:text-indent="0.635cm" style:auto-text-indent="false"/>
    </style:style>
    <style:style style:name="P52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53" style:family="paragraph" style:parent-style-name="Standard" style:master-page-name="Standard">
      <style:paragraph-properties style:page-number="auto"/>
    </style:style>
    <style:style style:name="P54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5" style:family="paragraph" style:parent-style-name="Standard" style:list-style-name="WW8Num2">
      <style:paragraph-properties fo:margin-left="1.259cm" fo:margin-right="0cm" fo:margin-top="0.212cm" fo:margin-bottom="0cm" fo:text-indent="-0.63cm" style:auto-text-indent="false"/>
      <style:text-properties fo:color="#008000" style:font-name="Arial" fo:font-size="9pt" style:font-size-asian="9pt" style:font-name-complex="Arial" style:font-size-complex="9pt"/>
    </style:style>
    <style:style style:name="P56" style:family="paragraph" style:parent-style-name="Heading_20_1">
      <style:text-properties fo:font-size="12pt" style:font-size-asian="12pt" style:font-size-complex="12pt"/>
    </style:style>
    <style:style style:name="P57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58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9" style:family="text">
      <style:text-properties fo:color="#008000" fo:font-size="10pt" fo:language="pt" fo:country="BR" style:font-size-asian="10pt"/>
    </style:style>
    <style:style style:name="T10" style:family="text">
      <style:text-properties fo:color="#008000" fo:font-size="10pt" fo:language="pt" fo:country="BR" style:font-size-asian="10pt" style:language-asian="zxx" style:country-asian="none"/>
    </style:style>
    <style:style style:name="T11" style:family="text">
      <style:text-properties fo:color="#008000" fo:font-size="10pt" fo:language="pt" fo:country="BR" fo:font-weight="normal" style:font-size-asian="10pt" style:font-weight-asian="normal"/>
    </style:style>
    <style:style style:name="T12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3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4" style:family="text">
      <style:text-properties fo:color="#008000" style:font-name="Wingdings" fo:font-size="9pt" style:font-size-asian="9pt" style:font-size-complex="9pt"/>
    </style:style>
    <style:style style:name="T15" style:family="text">
      <style:text-properties fo:color="#008000" fo:language="pt" fo:country="BR"/>
    </style:style>
    <style:style style:name="T16" style:family="text">
      <style:text-properties fo:color="#008000" style:font-name="Arial" fo:font-size="9pt" style:font-size-asian="9pt" style:font-name-complex="Arial" style:font-size-complex="9pt"/>
    </style:style>
    <style:style style:name="T17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8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Especificação de Banco de Dados</text:p>
      <text:p text:style-name="P29"/>
      <text:p text:style-name="P29"/>
      <text:p text:style-name="P29">Portal Virtual do Cerrado / Sistema de Catalogação da Biodiversidade- V.2.0</text:p>
      <text:p text:style-name="P40">Nome do Módulo</text:p>
      <text:p text:style-name="P40"/>
      <text:p text:style-name="P40"/>
      <text:p text:style-name="P40"/>
      <text:p text:style-name="P41">Nome do Caso de Uso</text:p>
      <text:p text:style-name="P41"/>
      <text:p text:style-name="P39"><text:span text:style-name="T4">Versão do Documento:</text:span><text:span text:style-name="T6"> </text:span><text:span text:style-name="T5">9.9</text:span></text:p>
      <text:p text:style-name="P40"/>
      <text:p text:style-name="P40"/>
      <text:p text:style-name="Standard"/>
      <text:p text:style-name="Standard"/>
      <text:p text:style-name="P54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3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4" office:value-type="string">
            <text:p text:style-name="P9">99/99/9999</text:p>
          </table:table-cell>
          <table:table-cell table:style-name="Tabela1.B4" office:value-type="string">
            <text:p text:style-name="P9">9.9</text:p>
          </table:table-cell>
          <table:table-cell table:style-name="Tabela1.C4" office:value-type="string">
            <text:p text:style-name="P11">Descrição da atividade realizada no documento.</text:p>
          </table:table-cell>
          <table:table-cell table:style-name="Tabela1.D4" office:value-type="string">
            <text:p text:style-name="P9">Nome do(s) Analista(s)</text:p>
          </table:table-cell>
        </table:table-row>
        <table:table-row table:style-name="Tabela1.1">
          <table:table-cell table:style-name="Tabela1.A4" office:value-type="string">
            <text:p text:style-name="P12"/>
            <text:p text:style-name="P8"/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  <table:table-row table:style-name="Tabela1.1">
          <table:table-cell table:style-name="Tabela1.A4" office:value-type="string">
            <text:p text:style-name="P12"/>
            <text:p text:style-name="P8"/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</table:table>
      <text:p text:style-name="Title"><text:span text:style-name="T9"/></text:p>
      <text:p text:style-name="Standard"/>
      <text:p text:style-name="P23"/>
      <text:p text:style-name="P20">Sumário</text:p>
      <text:p text:style-name="P36"/>
      <text:p text:style-name="P36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8"/>
      <text:p text:style-name="Standard"/>
      <text:p text:style-name="P22"><text:title>Especificação de Banco de Dados</text:title></text:p>
      <text:p text:style-name="P21">Nome do Caso de Uso</text:p>
      <text:p text:style-name="P37"/>
      <text:list xml:id="list499950115" text:style-name="WW8Num1">
        <text:list-item>
          <text:h text:style-name="P57" text:outline-level="1"><text:span text:style-name="T18">Requisitos de Banco de Dados</text:span></text:h>
        </text:list-item>
      </text:list>
      <text:p text:style-name="RUP_20_Corpo_20_1"/>
      <text:p text:style-name="P43">&lt;Nesta tabela, o analista poderá encontrar as informações que são citadas no caso de uso relacionadas a Bando de Dados. Sejam elas citadas numa inclusão, alteração, exclusão ou consulta.&gt;</text:p>
      <text:p text:style-name="P25"/>
      <text:p text:style-name="P24"><text:span text:style-name="T13"></text:span><text:span text:style-name="T11"> Retirar esta observação no documento oficial e o exemplo abaixo.</text:span><text:span text:style-name="T15"> </text:span></text:p>
      <text:p text:style-name="P42"/>
      <text:p text:style-name="P42">Ex.: 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8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4">Nº.</text:p>
          </table:table-cell>
          <table:table-cell table:style-name="Tabela2.B2" office:value-type="string">
            <text:p text:style-name="P45">Ação</text:p>
          </table:table-cell>
        </table:table-row>
        <table:table-row table:style-name="Tabela2.3">
          <table:table-cell table:style-name="Tabela2.A5" office:value-type="string">
            <text:p text:style-name="P47">1</text:p>
          </table:table-cell>
          <table:table-cell table:style-name="Tabela2.B5" office:value-type="string">
            <text:p text:style-name="P48">Caso o campo “Recebido do MINC” esteja marcado, alterar no banco de dados:</text:p>
            <text:p text:style-name="P46">[tabela TB_PROJETO, coluna LG_RECEBIDO_MINC] = “S”</text:p>
            <text:p text:style-name="P31"/>
            <text:p text:style-name="P46">Caso o campo “Recebido do MINC” NÃO esteja marcado, alterar no banco de dados:</text:p>
            <text:p text:style-name="P46">[tabela TB_PROJETO, coluna LG_RECEBIDO_MINC] = “N”</text:p>
          </table:table-cell>
        </table:table-row>
        <table:table-row table:style-name="Tabela2.4">
          <table:table-cell table:style-name="Tabela2.A5" office:value-type="string">
            <text:p text:style-name="P47">2</text:p>
          </table:table-cell>
          <table:table-cell table:style-name="Tabela2.B5" office:value-type="string">
            <text:p text:style-name="P48">Ao incluir um novo Projeto, alterar a situação do projeto para “Pré Análise”.</text:p>
            <text:p text:style-name="P46">[Ver as tabelas TB_PROJETO, coluna CD_SITUACAO e TA_SITUACAO_PROJETO]</text:p>
          </table:table-cell>
        </table:table-row>
        <table:table-row table:style-name="Tabela2.5">
          <table:table-cell table:style-name="Tabela2.A5" office:value-type="string">
            <text:p text:style-name="P47">3</text:p>
          </table:table-cell>
          <table:table-cell table:style-name="Tabela2.B5" office:value-type="string">
            <text:p text:style-name="P48">Exibir no combo “Identificação da Operação” apenas os mecanismos associados ao projeto contidos na tabela: RE_PROJETO_FONTE_RECEITA.</text:p>
          </table:table-cell>
        </table:table-row>
      </table:table>
      <text:p text:style-name="P42"/>
      <text:h text:style-name="P56" text:outline-level="1"/>
      <text:list xml:id="list1964973055" text:continue-numbering="true" text:style-name="WW8Num1">
        <text:list-item>
          <text:h text:style-name="P58" text:outline-level="1">Detalhamento dos Atributos da Tela</text:h>
        </text:list-item>
      </text:list>
      <text:p text:style-name="Standard"/>
      <text:p text:style-name="P26">&lt;Na tabela abaixo, deverá conter todos os campos que são exibidos na tela, em que tabela se encontra, qual o nome da coluna, o Tipo da coluna (Number, Char, Varchar2, etc), Tamanho da coluna, Se a coluna poderá ser nulo ou não (Sim/Não), e uma sucinta descrição do campo.&gt;</text:p>
      <text:p text:style-name="P26"/>
      <text:p text:style-name="P24"><text:span text:style-name="T13"></text:span><text:span text:style-name="T11"> Retirar esta observação no documento oficial.</text:span><text:span text:style-name="T15"> </text:span></text:p>
      <text:p text:style-name="P30"/>
      <text:p text:style-name="P49">Ex.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32">Campo na tela</text:p>
          </table:table-cell>
          <table:table-cell table:style-name="Tabela3.A1" office:value-type="string">
            <text:p text:style-name="P32">Nome da Tabela</text:p>
          </table:table-cell>
          <table:table-cell table:style-name="Tabela3.A1" office:value-type="string">
            <text:p text:style-name="P32">Campo na Tabela</text:p>
          </table:table-cell>
          <table:table-cell table:style-name="Tabela3.A1" office:value-type="string">
            <text:p text:style-name="P32">Tipo</text:p>
          </table:table-cell>
          <table:table-cell table:style-name="Tabela3.A1" office:value-type="string">
            <text:p text:style-name="P32">Tam.</text:p>
          </table:table-cell>
          <table:table-cell table:style-name="Tabela3.A1" office:value-type="string">
            <text:p text:style-name="P32">Nulo</text:p>
          </table:table-cell>
          <table:table-cell table:style-name="Tabela3.G1" office:value-type="string">
            <text:p text:style-name="P32">Descrição do Campo</text:p>
          </table:table-cell>
        </table:table-row>
        <table:table-row table:style-name="Tabela3.2">
          <table:table-cell table:style-name="Tabela3.A3" office:value-type="string">
            <text:p text:style-name="P33">Nº. SALIC</text:p>
          </table:table-cell>
          <table:table-cell table:style-name="Tabela3.B3" office:value-type="string">
            <text:p text:style-name="P33">TB_PROJETO</text:p>
          </table:table-cell>
          <table:table-cell table:style-name="Tabela3.C3" office:value-type="string">
            <text:p text:style-name="P33">NR_ANO_PROJETO + “–“ <text:s/>+ NR_PROJETO </text:p>
          </table:table-cell>
          <table:table-cell table:style-name="Tabela3.D3" office:value-type="string">
            <text:p text:style-name="P33">Number / Number</text:p>
          </table:table-cell>
          <table:table-cell table:style-name="Tabela3.E3" office:value-type="string">
            <text:p text:style-name="P33">2 / 7</text:p>
          </table:table-cell>
          <table:table-cell table:style-name="Tabela3.F3" office:value-type="string">
            <text:p text:style-name="P33">Não / Não</text:p>
          </table:table-cell>
          <table:table-cell table:style-name="Tabela3.G3" office:value-type="string">
            <text:p text:style-name="P33">Número SALIC (Nº. SALIC).</text:p>
          </table:table-cell>
        </table:table-row>
        <table:table-row table:style-name="Tabela3.2">
          <table:table-cell table:style-name="Tabela3.A3" office:value-type="string">
            <text:p text:style-name="P33">Nome</text:p>
          </table:table-cell>
          <table:table-cell table:style-name="Tabela3.B3" office:value-type="string">
            <text:p text:style-name="P33">TB_PROJETO</text:p>
          </table:table-cell>
          <table:table-cell table:style-name="Tabela3.C3" office:value-type="string">
            <text:p text:style-name="P33">NM_PROJETO</text:p>
          </table:table-cell>
          <table:table-cell table:style-name="Tabela3.D3" office:value-type="string">
            <text:p text:style-name="P33">Varchar2</text:p>
          </table:table-cell>
          <table:table-cell table:style-name="Tabela3.E3" office:value-type="string">
            <text:p text:style-name="P33">50</text:p>
          </table:table-cell>
          <table:table-cell table:style-name="Tabela3.F3" office:value-type="string">
            <text:p text:style-name="P33">Não</text:p>
          </table:table-cell>
          <table:table-cell table:style-name="Tabela3.G3" office:value-type="string">
            <text:p text:style-name="P33">Nome do Projeto.</text:p>
          </table:table-cell>
        </table:table-row>
      </table:table>
      <text:list xml:id="list1759954360" text:continue-numbering="true" text:style-name="WW8Num1">
        <text:list-item>
          <text:h text:style-name="P58" text:outline-level="1">Assinaturas</text:h>
        </text:list-item>
      </text:list>
      <text:p text:style-name="Standard"/>
      <text:p text:style-name="P27"><text:span text:style-name="T7">Os abaixo assinados estão de acordo com o conteúdo do documento “</text:span><text:span text:style-name="T8">Especificação de Banco de Dados</text:span><text:span text:style-name="T7">”, do Sistema &lt;</text:span><text:span text:style-name="T10">Nome do Sistema</text:span><text:span text:style-name="T7">&gt;, versão </text:span><text:span text:style-name="T10">9.9</text:span><text:span text:style-name="T17">,</text:span><text:span text:style-name="T10"> Módulo </text:span><text:span text:style-name="T7">&lt;</text:span><text:span text:style-name="T10">Nome do Módulo – apenas se o Sistema estiver repartido em Módulos</text:span><text:span text:style-name="T7">&gt;, release </text:span><text:span text:style-name="T10">9.9</text:span><text:span text:style-name="T17"> &lt;Nº. da versão do módulo&gt;</text:span><text:span text:style-name="T7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4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</table:table-row>
        <table:table-row table:style-name="Tabela4.2">
          <table:table-cell table:style-name="Tabela4.A1" office:value-type="string">
            <text:p text:style-name="P17">Nome Completo</text:p>
            <text:p text:style-name="P10">Cargo</text:p>
            <text:p text:style-name="P10">Sigla da Superintendência</text:p>
          </table:table-cell>
          <table:table-cell table:style-name="Tabela4.A1" office:value-type="string">
            <text:p text:style-name="P17">Nome Completo</text:p>
            <text:p text:style-name="P10">Cargo</text:p>
            <text:p text:style-name="P10">Sigla da Superintendência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  <table:table-cell table:style-name="Tabela5.A1" office:value-type="string">
            <text:p text:style-name="P15"/>
            <text:p text:style-name="P14">Data: ___/___/_____</text:p>
            <text:p text:style-name="P14"/>
            <text:p text:style-name="P14"/>
            <text:p text:style-name="P16"/>
          </table:table-cell>
        </table:table-row>
        <table:table-row table:style-name="Tabela5.2">
          <table:table-cell table:style-name="Tabela5.A1" office:value-type="string">
            <text:p text:style-name="P17">Nome Completo</text:p>
            <text:p text:style-name="P10">Cargo</text:p>
            <text:p text:style-name="P10">Sigla da Superintendência</text:p>
          </table:table-cell>
          <table:table-cell table:style-name="Tabela5.A1" office:value-type="string">
            <text:p text:style-name="P17">Nome Completo</text:p>
            <text:p text:style-name="P10">Cargo</text:p>
            <text:p text:style-name="P10">Sigla da Superintendência</text:p>
          </table:table-cell>
        </table:table-row>
      </table:table>
      <text:p text:style-name="Standard"/>
      <text:p text:style-name="P35">Obs.: </text:p>
      <text:list xml:id="list1404049661" text:style-name="WW8Num2">
        <text:list-item>
          <text:p text:style-name="P55">Em caso de dúvida do Cargo e Superintendência de uma pessoa, busque essa informação no E-mail (dois cliques sobre o endereço de E-mail da pessoa, “Title” = Cargo, “Department” = Superintendência). </text:p>
        </text:list-item>
        <text:list-item>
          <text:p text:style-name="P55">Colocar acima os seguintes cargos:</text:p>
        </text:list-item>
      </text:list>
      <text:p text:style-name="P50">- Coordenadores de Projetos;</text:p>
      <text:p text:style-name="P50">- Coordenadores de Dados;</text:p>
      <text:p text:style-name="P50">- Administrador de Dados;</text:p>
      <text:p text:style-name="P50">- Gestor de Projetos;</text:p>
      <text:p text:style-name="P50">- Analista de Negócios responsável pelo sistema;</text:p>
      <text:p text:style-name="P52"/>
      <text:p text:style-name="P52"/>
      <text:p text:style-name="P51"><text:span text:style-name="T14"></text:span><text:span text:style-name="T16"> Retirar essa observação no documento oficia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- Nome do Caso de Uso</text:span></text:span><text:span text:style-name="Page_20_Number"><text:span text:style-name="MT3"><text:tab/><text:tab/></text:span></text:span><text:span text:style-name="Page_20_Number"><text:span text:style-name="MT2">mds - ebd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Banco de Dados</dc:title>
    <meta:creation-date>2010-02-26T09:32:06.22</meta:creation-date>
    <meta:editing-cycles>4</meta:editing-cycles>
    <meta:editing-duration>PT5M58S</meta:editing-duration>
    <meta:initial-creator>Lena Lúcia de Moraes</meta:initial-creator>
    <meta:generator>LibreOffice/3.4$Linux LibreOffice_project/340m1$Build-302</meta:generator>
    <dc:date>2011-10-26T22:06:02</dc:date>
    <dc:creator>guiliano </dc:creator>
    <meta:document-statistic meta:table-count="6" meta:image-count="0" meta:object-count="0" meta:page-count="6" meta:paragraph-count="91" meta:word-count="482" meta:character-count="2934" meta:non-whitespace-character-count="2540"/>
  </office:meta>
</office:document-meta>
</file>